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>
            <text:p>I förra iterationen så skapade jag en poängräknare samt funktionalitet för at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hantera poäng, spara, ladda och kunna utnyttja den senare för att kunna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låsa upp olika föremål. Jag skapade ett ingame UI till spelet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Jag gjorde så att det kommer flera vågor i en nivå och la till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vårighetsgrader. Jag la också till ljud till det mesta.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poängräknare samt multiplier funktion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apa ui för spelarens hp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Esc för paus texten, svårighetsgrad och nivå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Funktion för att visa bossarnas HP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Skapa bas funktionalitet för poänghantering.</text:p>
          </table:table-cell>
          <table:table-cell office:value-type="string">
            <text:p>Klar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Skapa fler vågor i en nivå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kapa iterationsplan 5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Fortsatt strukturering av kod.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llmäna tweaks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eta efter bug med hitbox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ägg till svårighetsgrader.</text:p>
          </table:table-cell>
          <table:table-cell office:value-type="string">
            <text:p>Klar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ägg till ljud.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0:.D23])" office:value-type="float" office:value="38.5">
            <text:p>38.5</text:p>
          </table:table-cell>
          <table:table-cell table:formula="of:=SUM([.E10:.E23])" office:value-type="float" office:value="33.5">
            <text:p>33.5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00.1">
            <text:p>100.1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.1</text:p>
          </table:table-cell>
          <table:table-cell office:value-type="string">
            <text:p>Lägg till ett bonus monste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Skapa funktioner för att göra unlockables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Lägg till en ny nivå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riv om hur projektiler fungerar, de försvinner när monsterna gö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xa resterande ljud, boss vapen. Etc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Ändra bakgrunderna.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Skapa nytt skepp och vapen för unlockables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rtera scores efter högsta score.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Presentera 12 scores per lista i highscore listan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kapa fiender och boss för nivå 2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xa bug med fiender, de åker ihop ibland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nsa och format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1:.D45])" office:value-type="float" office:value="35.5">
            <text:p>35.5</text:p>
          </table:table-cell>
          <table:table-cell table:formula="of:=SUM([.E31:.E45])" office:value-type="float" office:value="33">
            <text:p>33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33.5">
            <text:p>133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5/18/2014</text:date>, <text:time>23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43M36S</meta:editing-duration>
    <meta:editing-cycles>16</meta:editing-cycles>
    <meta:generator>OpenOffice/4.0.1$Win32 OpenOffice.org_project/401m5$Build-9714</meta:generator>
    <dc:date>2014-05-18T23:04:55.15</dc:date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